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16cm"/>
    </style:style>
    <style:style style:name="gr8" style:family="graphic" style:parent-style-name="standard">
      <style:graphic-properties draw:stroke="none" draw:fill="none" fo:min-height="6.0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text-underline-style="none" style:font-size-asian="26pt" style:font-style-asian="italic" style:font-size-complex="26pt" style:font-style-complex="italic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747cm">
          <draw:text-box>
            <text:p text:style-name="P1"><text:span text:style-name="T1">EPISTLE</text:span></text:p>
            <text:p text:style-name="P1"><text:span text:style-name="T2">1 John 4:1-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6.536cm" svg:x="1.478cm" svg:y="0.83cm">
          <draw:text-box>
            <text:p text:style-name="P4"><text:span text:style-name="T3">1</text:span><text:span text:style-name="T4">Beloved, do not believe every spirit, but test the spirits to see whether they are from God, for many false prophets have gone out into the wor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892cm" svg:height="6.79cm" svg:x="1.478cm" svg:y="0.83cm">
          <draw:text-box>
            <text:p text:style-name="P4"><text:span text:style-name="T5">2</text:span><text:span text:style-name="T6">By this you know the Spirit of God: every spirit that confesses that Jesus Christ has come in the flesh is from God, </text:span><text:span text:style-name="T3">3</text:span><text:span text:style-name="T4">and every spirit that does not confess Jesus is not from God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892cm" svg:height="7.766cm" svg:x="1.455cm" svg:y="0.876cm">
          <draw:text-box>
            <text:p text:style-name="P4"><text:span text:style-name="T4"><text:s/></text:span><text:span text:style-name="T4">This is the spirit of the antichrist, which you heard was coming and now is in the world already. </text:span><text:span text:style-name="T3">4</text:span><text:span text:style-name="T4">Little children, you are from God and have overcome them, for he who is in you is greater than he who is in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5" draw:layer="layout" svg:width="24.892cm" svg:height="9.269cm" svg:x="1.524cm" svg:y="0.853cm">
          <draw:text-box>
            <text:p text:style-name="P4"><text:span text:style-name="T5">5</text:span><text:span text:style-name="T6">They are from the world; therefore they speak from the world, and the world listens to them. </text:span><text:span text:style-name="T5">6</text:span><text:span text:style-name="T6">We are from God. </text:span><text:span text:style-name="T6">Whoever knows God listens to us; whoever is not from God does not listen to us. </text:span><text:span text:style-name="T4">By this we know the Spirit of truth and the spirit of err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5" draw:layer="layout" svg:width="23.991cm" svg:height="4.966cm" svg:x="1.961cm" svg:y="0.876cm">
          <draw:text-box>
            <text:p text:style-name="P4"><text:span text:style-name="T4"><text:s text:c="2"/></text:span></text:p>
          </draw:text-box>
        </draw:frame>
        <draw:frame draw:style-name="gr8" draw:text-style-name="P7" draw:layer="layout" svg:width="24.288cm" svg:height="6.264cm" svg:x="1.961cm" svg:y="0.848cm">
          <draw:text-box>
            <text:p text:style-name="P6"><text:span text:style-name="T3">7</text:span><text:span text:style-name="T4">Beloved, let us love one another, for love is from God, and whoever loves has been born of God and knows God. </text:span><text:span text:style-name="T3">8</text:span><text:span text:style-name="T4">Anyone who does not love does not know God, because God is lov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9" draw:text-style-name="P9" draw:layer="layout" svg:width="23.876cm" svg:height="4.826cm" svg:x="1.778cm" svg:y="1.016cm">
          <draw:text-box>
            <text:p text:style-name="P8"><text:span text:style-name="T3">9</text:span><text:span text:style-name="T4">In this the love of God was made manifest among us, that God sent his only Son into the world, so that we might live throug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10" draw:text-style-name="P9" draw:layer="layout" svg:width="23.876cm" svg:height="9.269cm" svg:x="1.778cm" svg:y="1.016cm">
          <draw:text-box>
            <text:p text:style-name="P8"><text:span text:style-name="T5">10</text:span><text:span text:style-name="T6">In this is love, not that we have loved God but that he loved us and sent his Son to be the propitiation for our sins. </text:span><text:span text:style-name="T3">11</text:span><text:span text:style-name="T4">Beloved, if God so loved us, we also ought to love one another.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20:06:25.900000000</meta:creation-date>
    <dc:title>Hymn template</dc:title>
    <meta:editing-duration>PT11M34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4-25T10:29:04.348000000</dc:date>
    <meta:document-statistic meta:object-count="46"/>
    <meta:template xlink:type="simple" xlink:actuate="onRequest" xlink:title="Hymn template" xlink:href="../../AppData/Roaming/LibreOffice/4/user/template/Worship%20Templsates/Hymn%20template.otp" meta:date="2015-04-30T20:06:25.572000000"/>
  </office:meta>
</office:document-meta>
</file>